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s.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shouldDecodeAndParseSeg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ath( int startIndex , int en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Options( char separator , boolean decodeAndParseSe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Path( String path ,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.create( char separator , boolean decodeAndParseSe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Path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